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90836" officeooo:paragraph-rsid="00190836"/>
    </style:style>
    <style:style style:name="P2" style:family="paragraph" style:parent-style-name="Standard">
      <style:text-properties style:font-name="Times New Roman" fo:font-style="italic" fo:font-weight="bold" officeooo:rsid="00190836" officeooo:paragraph-rsid="00190836" style:font-style-asian="italic" style:font-weight-asian="bold" style:font-style-complex="italic" style:font-weight-complex="bold"/>
    </style:style>
    <style:style style:name="P3" style:family="paragraph" style:parent-style-name="Standard" style:master-page-name="">
      <style:paragraph-properties fo:margin-left="0in" fo:margin-right="0in" fo:text-align="justify" style:justify-single-word="false" fo:text-indent="0.5in" style:auto-text-indent="false" style:page-number="auto"/>
      <style:text-properties style:font-name="Times New Roman" officeooo:rsid="00190836" officeooo:paragraph-rsid="00190836"/>
    </style:style>
    <style:style style:name="P4" style:family="paragraph" style:parent-style-name="Standard">
      <style:paragraph-properties fo:margin-left="0in" fo:margin-right="0in" fo:text-align="justify" style:justify-single-word="false" fo:text-indent="0.5in" style:auto-text-indent="false"/>
      <style:text-properties style:font-name="Times New Roman" officeooo:rsid="00190836" officeooo:paragraph-rsid="00190836"/>
    </style:style>
    <style:style style:name="P5" style:family="paragraph" style:parent-style-name="Standard">
      <style:paragraph-properties fo:margin-left="0in" fo:margin-right="0in" fo:text-align="justify" style:justify-single-word="false" fo:text-indent="0.5in" style:auto-text-indent="false"/>
      <style:text-properties style:font-name="Times New Roman" officeooo:rsid="0019b2c5" officeooo:paragraph-rsid="0019b2c5"/>
    </style:style>
    <style:style style:name="P6" style:family="paragraph" style:parent-style-name="Standard">
      <style:paragraph-properties fo:margin-left="0in" fo:margin-right="0in" fo:text-align="justify" style:justify-single-word="false" fo:text-indent="0.5in" style:auto-text-indent="false"/>
      <style:text-properties style:font-name="Times New Roman" officeooo:rsid="001b0cb8" officeooo:paragraph-rsid="001b0cb8"/>
    </style:style>
    <style:style style:name="T1" style:family="text">
      <style:text-properties style:text-position="super 58%"/>
    </style:style>
    <style:style style:name="T2" style:family="text">
      <style:text-properties officeooo:rsid="0019b2c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f45f" style:font-style-asian="normal" style:font-style-complex="normal"/>
    </style:style>
    <style:style style:name="T6" style:family="text">
      <style:text-properties fo:font-style="normal" officeooo:rsid="001e73e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lism vs Instrumentalism in the Development of Statistical Thermodynamics</text:p>
      <text:p text:style-name="P1"/>
      <text:p text:style-name="P3">The early part of the 19<text:span text:style-name="T1">th</text:span> century saw the development of thermodynamics as a science. It owes its roots largely to the practical endeavor of building steam engines, and this is reflected in the way it was carried out. The study was a highly empirical one, based in experiment, with many more-or-less mysterious constants.</text:p>
      <text:p text:style-name="P4">Statstical thermodynamics, by contrast, is a highly mathematical field. Though in some sense it is a move away from pure Newtonian determinism, it nevertheless is a return to a mechanistic worldview. <text:span text:style-name="T2">Gas molecules are seen as little billiard balls – too many to worry about individually, but still obeying classical laws of mechanic and, hence, able to be treated in aggregate.</text:span></text:p>
      <text:p text:style-name="P5">Unfortunately, neither Purrington nor Segre expound in this section much beyond the raw facts of which advancements and discoveries were made by whom – I suspect that we may have to resort to primary sources as with our discussion of Maxwell's early work on electromagnetism. Nevertheless, I find it hard to imagine the development of this particular field as being anything but a realist pursuit.</text:p>
      <text:p text:style-name="P5">Consider that, as I state above, the empirical science of thermodynamics, especially in conjunction with heat and steam engines, is well developed. Even today, this science is taught to college students (at least engineers) in this manner before delving into the underlying mechanics. </text:p>
      <text:p text:style-name="P6">To put it concisely, the scientists in this field seem to be more concerned with the <text:span text:style-name="T3">why</text:span><text:span text:style-name="T4"> than the </text:span><text:span text:style-name="T3">what</text:span><text:span text:style-name="T4"> of the natural world – or, stated better, the observed facts simply begged the larger question of why they were true. From this standpoint, a theory's merit can be judge on internally consistent and explanation many of observed facts – </text:span><text:span text:style-name="T5">and, of course, on its simplicity. But the true mark of a good theory is when it can make a novel prediction, which is borne out by later observations. </text:span><text:span text:style-name="T6">A prime example of this is 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3:06:15.242713989</meta:creation-date>
    <dc:date>2015-11-13T14:03:38.326853818</dc:date>
    <meta:editing-duration>PT12M10S</meta:editing-duration>
    <meta:editing-cycles>3</meta:editing-cycles>
    <meta:generator>LibreOffice/4.2.8.2$Linux_X86_64 LibreOffice_project/420m0$Build-2</meta:generator>
    <meta:document-statistic meta:table-count="0" meta:image-count="0" meta:object-count="0" meta:page-count="1" meta:paragraph-count="6" meta:word-count="324" meta:character-count="1978" meta:non-whitespace-character-count="1654"/>
  </office:meta>
</office:document-meta>
</file>